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24-11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24-04-1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23-11-1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22-11-10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22-11-1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22-04-2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21-11-1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21-04-21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20-11-0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20-04-22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9-11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9-04-03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8-10-1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8-04-0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7-10-1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7-03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6-11-0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6-03-23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5-09-09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5-04-0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4-09-0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4-04-2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3-09-1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3-04-1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2-10-1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2-04-1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1-11-02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1-07-20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1-04-1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0-10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0-07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10-04-0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9-10-2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9-07-0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9-04-0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8-11-26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8-07-0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8-04-0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7-10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7-07-1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7-04-0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6-11-06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6-07-1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6-03-13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5-11-0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5-07-1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5-04-0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4-10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4-07-07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3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200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199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199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</text:p>
          </table:table-cell>
          <table:table-cell office:value-type="string" calcext:value-type="string">
            <text:p>WELL 1, Milo, ME</text:p>
          </table:table-cell>
          <table:table-cell office:value-type="string" calcext:value-type="string">
            <text:p>199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